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098in"/>
    </style:style>
    <style:style style:name="co3" style:family="table-column">
      <style:table-column-properties fo:break-before="auto" style:column-width="4.4075in"/>
    </style:style>
    <style:style style:name="co4" style:family="table-column">
      <style:table-column-properties fo:break-before="auto" style:column-width="5.2118in"/>
    </style:style>
    <style:style style:name="co5" style:family="table-column">
      <style:table-column-properties fo:break-before="auto" style:column-width="0.5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ackground-color="#dddddd" style:text-align-source="fix" style:repeat-content="false" fo:border="0.74pt solid #000000"/>
      <style:paragraph-properties fo:text-align="center"/>
    </style:style>
    <style:style style:name="ce10" style:family="table-cell" style:parent-style-name="Default">
      <style:table-cell-properties fo:background-color="#e8f2a1"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8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</style:style>
    <style:style style:name="ce19" style:family="table-cell" style:parent-style-name="Default">
      <style:table-cell-properties fo:background-color="#e8f2a1" style:text-align-source="fix" style:repeat-content="false" fo:wrap-option="wrap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4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 style:data-style-name="N104">
      <style:table-cell-properties fo:background-color="#e8f2a1"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 style:data-style-name="N104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3" table:default-cell-style-name="ce17"/>
        <table:table-column table:style-name="co4" table:default-cell-style-name="ce12"/>
        <table:table-column table:style-name="co5" table:default-cell-style-name="ce12"/>
        <table:table-column table:style-name="co1" table:default-cell-style-name="ce6"/>
        <table:table-column table:style-name="co1" table:default-cell-style-name="ce12"/>
        <table:table-row table:style-name="ro2">
          <table:table-cell/>
          <table:table-cell table:style-name="ce4" office:value-type="string" calcext:value-type="string" table:number-columns-spanned="6" table:number-rows-spanned="1">
            <text:p>Pyro-T Project BOM: 1<text:span text:style-name="T1">st</text:span> Actionable Item: Achieve Pyrolysis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5" office:value-type="string" calcext:value-type="string">
            <text:p>Nomenclature</text:p>
          </table:table-cell>
          <table:table-cell table:style-name="ce18" office:value-type="string" calcext:value-type="string">
            <text:p>Description</text:p>
          </table:table-cell>
          <table:table-cell table:style-name="ce5" office:value-type="string" calcext:value-type="string">
            <text:p>Order Link</text:p>
          </table:table-cell>
          <table:table-cell table:style-name="ce5" office:value-type="string" calcext:value-type="string">
            <text:p>Units</text:p>
          </table:table-cell>
          <table:table-cell table:style-name="ce7" office:value-type="string" calcext:value-type="string">
            <text:p>Cost</text:p>
          </table:table-cell>
          <table:table-cell table:style-name="ce5" office:value-type="string" calcext:value-type="string">
            <text:p>Total ( Pre-Tax)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Pressure Vessel: 12L (12.2qt)</text:p>
          </table:table-cell>
          <table:table-cell table:style-name="ce19" office:value-type="string" calcext:value-type="string">
            <text:p>Hawkins 12 Liter Classic Pressure Cooker, Best Inner Lid Cooker, Silver (CL412)</text:p>
          </table:table-cell>
          <table:table-cell table:style-name="ce15" office:value-type="string" calcext:value-type="string">
            <text:p><text:a xlink:href="https://www.amazon.com/dp/B00VNMLIZU/?th=1" xlink:type="simple">Amazon: Hawkins 12L Order Page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78.98" calcext:value-type="currency">
            <text:p>$78.98</text:p>
          </table:table-cell>
          <table:table-cell table:style-name="ce8" table:formula="of:=SUM([.F:.F])" office:value-type="currency" office:currency="USD" office:value="860.16" calcext:value-type="currency">
            <text:p>$860.16</text:p>
          </table:table-cell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1” Solenoid: Normally Open</text:p>
          </table:table-cell>
          <table:table-cell table:style-name="ce19" office:value-type="string" calcext:value-type="string">
            <text:p>U.S. Solid 1 inch Solenoid Valve - Stainless Steel 110V AC Solenoid Valve, Normally Open, Viton Seal</text:p>
          </table:table-cell>
          <table:table-cell table:style-name="ce15" office:value-type="string" calcext:value-type="string">
            <text:p><text:a xlink:href="https://www.amazon.com/inch-Solenoid-Valve-Stainless-Normally/dp/B0CMXJ1S2Y/?th=1" xlink:type="simple">Amazon: 1" Solenoid: Normally Open</text:a>1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58.99" calcext:value-type="currency">
            <text:p>$58.99</text:p>
          </table:table-cell>
          <table:table-cell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1800W Induction Heater-Module Kit</text:p>
          </table:table-cell>
          <table:table-cell table:style-name="ce19" office:value-type="string" calcext:value-type="string">
            <text:p>1800W 12V-48V ZVS Low Voltage DC Induction Heater Module PCB Board,Heat Induction Tool for Quenching, Annealing and Other Heat Treatments,DIY High Frequency Flyback Driver Heater</text:p>
          </table:table-cell>
          <table:table-cell table:style-name="ce15" office:value-type="string" calcext:value-type="string">
            <text:p><text:a xlink:href="https://www.amazon.com/Induction-Quenching-Annealing-Treatments-Frequency/dp/B0DM8FRKRS/?th=1" xlink:type="simple">Amazon: Induction Heater Kit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64.99" calcext:value-type="currency">
            <text:p>$64.99</text:p>
          </table:table-cell>
          <table:table-cell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2400W AC-DC Power Supply</text:p>
          </table:table-cell>
          <table:table-cell table:style-name="ce19" office:value-type="string" calcext:value-type="string">
            <text:p>MEAN WELL RSP-2400-48 AC to DC Power Supply, Single Output, 48 Volt, 50 Amp, 2.4kw</text:p>
          </table:table-cell>
          <table:table-cell table:style-name="ce15" office:value-type="string" calcext:value-type="string">
            <text:p><text:a xlink:href="https://www.amazon.com/Power-Supply-Single-Output-2-4kw/dp/B005T8YGR6/" xlink:type="simple">Amazon: Power Supply: 2400W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358.93" calcext:value-type="currency">
            <text:p>$358.93</text:p>
          </table:table-cell>
          <table:table-cell/>
        </table:table-row>
        <table:table-row table:style-name="ro3">
          <table:table-cell table:style-name="ce10" office:value-type="float" office:value="5" calcext:value-type="float">
            <text:p>5</text:p>
          </table:table-cell>
          <table:table-cell table:style-name="ce15" office:value-type="string" calcext:value-type="string">
            <text:p>Carbon Monoxide Detector</text:p>
          </table:table-cell>
          <table:table-cell table:style-name="ce19" office:value-type="string" calcext:value-type="string">
            <text:p>Kidde Carbon Monoxide Detector, Battery Powered CO Alarm with LEDs, Test-Reset Button, Low Battery Indicator, Portable</text:p>
          </table:table-cell>
          <table:table-cell table:style-name="ce15" office:value-type="string" calcext:value-type="string">
            <text:p><text:a xlink:href="https://www.amazon.com/Kidde-Monoxide-Detector-Test-Reset-Indicator/dp/B0DT1MGCKK/ref=sr_1_6?dib=eyJ2IjoiMSJ9.EADPjhAIh4g3279ZzneJwOEd30YCKSHAOGmdzlJes2l6p0cO_mS7BKD_-uxHMSFLko9pPMjUouH39owsQgdygQXf5-IMUOZAUqeleUXFJpnTY-yDxALHT4hDkq1CLNrzu0_KgvmEl6NvJIu51YP2on_ZgwiuZg65ZyQ99gMA5O8tsUFeyelsy0Wnoo9QQxyEgo-G3lt7JHLReHf9pFektYUc8tOfnB4phCZWfa_8ClwX-s3UKOsdGbaxTJdWtmBc9t7YukgPq_JXZ36TsFJIp6vRU5eeATRabsaD-asUMkw.0YrGrvRB4HRUWA_MqyFKoIxODx4fDM3WlX1cnx-p6kc&amp;dib_tag=se&amp;keywords=carbon%2Bmonoxide%2Bdetectors&amp;qid=1768598158&amp;sr=8-6&amp;th=1" xlink:type="simple">Amazon: Carbon Monoxide Detector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23.97" calcext:value-type="currency">
            <text:p>$23.97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office:annotation draw:style-name="gr1" svg:width="1.1413in" svg:height="0.7083in" svg:x="3.9346in" svg:y="1.5677in" draw:caption-point-x="-0.2402in" draw:caption-point-y="0.5945in">
              <dc:creator>Unknown Author</dc:creator>
              <dc:date>2026-01-16T16:42:10</dc:date>
              <text:p>Upgrade to 4-channel</text:p>
              <text:p/>
            </office:annotation>
            <text:p>Dual-Channel Thermocouple &amp; Meter</text:p>
          </table:table-cell>
          <table:table-cell office:value-type="string" calcext:value-type="string">
            <text:p>Dual-Channel K/J Thermocouple Thermometer with 4 K-Type Thermocouples -328°F ~ 2501°F Measurement Range HVAC Temperature Meter Gauge with Data Hold, MAX/MIN/AVG, Hi/Lo Backlit Alarm, ADJ Compensation</text:p>
          </table:table-cell>
          <table:table-cell office:value-type="string" calcext:value-type="string">
            <text:p><text:a xlink:href="https://www.amazon.com/Landtek-Thermocouple-Thermometer-328-2501°F-Compensation/dp/B0C4YL76WY/ref=sr_1_8?crid=2ZZFTJJJ8LWLU&amp;dib=eyJ2IjoiMSJ9.GlzcIZq3Hj5WN3BRT7V43S6Ym3pxvC8HuGFbeF2VZ-E1s1gNE7xk9urV2EiU29sDQpWb0SO1P1p80hMJ4hhUTVK5VitvzAfEsMWIhE0tZ7c52EFo39wS23RKwmcjq5AAFZmUYig3U_Q218xJ4bApv_7TXLbztv4yWUkctsqtI9PMvpmQuLCh2Cfir5M3KQhN0fWlAqSP1veM98naq4fq-vUa6wE0aHHBO7PswdO95gKNo9MGg5jQJ7fCvjzMXrONYTMFlJ-GFZX7YkLdfCFdQG6L3UjVVv8mQeXhpe22geI.nvGMOZSyEvPznoBcIC334YcysWXROgeTYCfB8uH3_xo&amp;dib_tag=se&amp;keywords=thermocouple&amp;qid=1768598368&amp;s=industrial&amp;sprefix=thermoco%2Cindustrial%2C160&amp;sr=1-8&amp;th=1" xlink:type="simple">Amazon: Dual-Thermocouple-Meter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28.99" calcext:value-type="currency">
            <text:p>$28.99</text:p>
          </table:table-cell>
          <table:table-cell/>
        </table:table-row>
        <table:table-row table:style-name="ro4">
          <table:table-cell table:style-name="ce11" office:value-type="float" office:value="7" calcext:value-type="float">
            <text:p>7</text:p>
          </table:table-cell>
          <table:table-cell table:style-name="ce16" office:value-type="string" calcext:value-type="string">
            <text:p>Ceramic Sheath: Thermocouple</text:p>
          </table:table-cell>
          <table:table-cell table:style-name="ce20" office:value-type="string" calcext:value-type="string">
            <text:p>High Temperature Ceramic Protection Tube Sheath for K-Type Thermocouple for Kiln Furnace for Pottery, Glass Fusing, Metal Working 8 inch Long</text:p>
          </table:table-cell>
          <table:table-cell table:style-name="ce16" office:value-type="string" calcext:value-type="string">
            <text:p><text:a xlink:href="https://www.amazon.com/Temperature-Ceramic-Protection-Thermocouple-Furnace/dp/B0CQTSTKYP" xlink:type="simple">Amazon: Ceramic Sheath</text:a></text:p>
          </table:table-cell>
          <table:table-cell table:style-name="ce16" office:value-type="string" calcext:value-type="string">
            <text:p>1ea</text:p>
          </table:table-cell>
          <table:table-cell table:style-name="ce24" office:value-type="currency" office:currency="USD" office:value="25.99" calcext:value-type="currency">
            <text:p>$25.99</text:p>
          </table:table-cell>
          <table:table-cell table:style-name="ce16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5" office:value-type="string" calcext:value-type="string">
            <text:p>1” Bulkhead fitting</text:p>
          </table:table-cell>
          <table:table-cell table:style-name="ce19" office:value-type="string" calcext:value-type="string">
            <text:p>1" Female Bulkhead Water Tank Connector Stainless Steel Thru-bulk Fitting</text:p>
          </table:table-cell>
          <table:table-cell table:style-name="ce15" office:value-type="string" calcext:value-type="string">
            <text:p><text:a xlink:href="https://www.amazon.com/Bulkhead-Connector-Stainless-Thru-Bulk-Fitting/dp/B07X41NXN3/?th=1" xlink:type="simple">1" Female Bulkhead Water Tank Connector Stainless Steel Thru-bulk Fitting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12.99" calcext:value-type="currency">
            <text:p>$12.99</text:p>
          </table:table-cell>
          <table:table-cell/>
        </table:table-row>
        <table:table-row table:style-name="ro3">
          <table:table-cell table:style-name="ce10" office:value-type="float" office:value="9" calcext:value-type="float">
            <text:p>9</text:p>
          </table:table-cell>
          <table:table-cell table:style-name="ce15" office:value-type="string" calcext:value-type="string">
            <text:p>High Heat Silicone Rubber</text:p>
          </table:table-cell>
          <table:table-cell table:style-name="ce19" office:value-type="string" calcext:value-type="string">
            <text:p>Mold Max 60 - High Heat Resistant Silicone Rubber Compound - Gallon Unit</text:p>
          </table:table-cell>
          <table:table-cell table:style-name="ce15" office:value-type="string" calcext:value-type="string">
            <text:p><text:a xlink:href="https://www.amazon.com/Mold-Max-60-Resistant-Silicone/dp/B09MJPZH22?th=1" xlink:type="simple">Mold Max 60 - High Heat Resistant Silicone Rubber Compound - Gallon Uni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35.27" calcext:value-type="currency">
            <text:p>$35.27</text:p>
          </table:table-cell>
          <table:table-cell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5" office:value-type="string" calcext:value-type="string">
            <text:p>Copper Tubing 1/4" OD x 0.187" ID x 50 Ft</text:p>
          </table:table-cell>
          <table:table-cell table:style-name="ce19" office:value-type="string" calcext:value-type="string">
            <text:p>Copper Tubing 1/4" OD x 0.187" ID x 50 Ft</text:p>
          </table:table-cell>
          <table:table-cell table:style-name="ce15" office:value-type="string" calcext:value-type="string">
            <text:p><text:a xlink:href="https://www.amazon.com/GOORY-Copper-Tubing-0-185-Refrigeration/dp/B0DKSW5VL9/?th=1" xlink:type="simple">Copper Tubing 1/4" OD x 0.187" ID x 50 Ft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63.99" calcext:value-type="currency">
            <text:p>$63.99</text:p>
          </table:table-cell>
          <table:table-cell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6" office:value-type="string" calcext:value-type="string">
            <text:p>Heat Exchanger </text:p>
          </table:table-cell>
          <table:table-cell table:style-name="ce20" office:value-type="string" calcext:value-type="string">
            <text:p>Heat Exchanger </text:p>
          </table:table-cell>
          <table:table-cell table:style-name="ce16" office:value-type="string" calcext:value-type="string">
            <text:p><text:a xlink:href="https://www.amazon.com/Milageto-Condenser-Refrigerator-Exchanger-Industrial/dp/B0FHH1HCQW?th=1" xlink:type="simple">Heat Exchanger </text:a></text:p>
          </table:table-cell>
          <table:table-cell table:style-name="ce16" office:value-type="string" calcext:value-type="string">
            <text:p>1ea</text:p>
          </table:table-cell>
          <table:table-cell table:style-name="ce24" office:value-type="currency" office:currency="USD" office:value="43.09" calcext:value-type="currency">
            <text:p>$43.09</text:p>
          </table:table-cell>
          <table:table-cell table:style-name="ce16"/>
        </table:table-row>
        <table:table-row table:style-name="ro4">
          <table:table-cell table:style-name="ce11" office:value-type="float" office:value="12" calcext:value-type="float">
            <text:p>12</text:p>
          </table:table-cell>
          <table:table-cell table:style-name="ce16" office:value-type="string" calcext:value-type="string">
            <text:p>Hot Water Recirculating Pump</text:p>
          </table:table-cell>
          <table:table-cell table:style-name="ce20" office:value-type="string" calcext:value-type="string">
            <text:p>Hot Water Recirculating Pump, 93W, 110V Water Circulator Pump, Circulation Pump, 3/4″ G Thread to 1/2″ NPT Brass Adapter, Stainless Steel Head</text:p>
          </table:table-cell>
          <table:table-cell table:style-name="ce16" office:value-type="string" calcext:value-type="string">
            <text:p><text:a xlink:href="https://www.amazon.com/VEVOR-Recirculating-Pump-93W-Circulating/dp/B09N92QGJD/?th=1" xlink:type="simple">Hot Water Recirculating Pump</text:a></text:p>
          </table:table-cell>
          <table:table-cell table:style-name="ce16" office:value-type="string" calcext:value-type="string">
            <text:p>1ea</text:p>
          </table:table-cell>
          <table:table-cell table:style-name="ce24" office:value-type="currency" office:currency="USD" office:value="43.99" calcext:value-type="currency">
            <text:p>$43.99</text:p>
          </table:table-cell>
          <table:table-cell/>
        </table:table-row>
        <table:table-row table:style-name="ro5">
          <table:table-cell table:style-name="ce10" office:value-type="float" office:value="13" calcext:value-type="float">
            <text:p>13</text:p>
          </table:table-cell>
          <table:table-cell table:style-name="ce15" office:value-type="string" calcext:value-type="string">
            <text:p>1" Male Hex Nipple</text:p>
          </table:table-cell>
          <table:table-cell table:style-name="ce19" office:value-type="string" calcext:value-type="string">
            <text:p>1" Male Hex Nipple Pipe Fittings, 304 Stainless Steel 1 inch NPT Threaded Pipe Adapter Fittings Equal Nipples Connectors</text:p>
          </table:table-cell>
          <table:table-cell table:style-name="ce15" office:value-type="string" calcext:value-type="string">
            <text:p><text:a xlink:href="https://www.amazon.com/Fittings-Stainless-Connectors-Connector-2pcs/dp/B0DFPN4Z1V/" xlink:type="simple">1" nipple</text:a></text:p>
          </table:table-cell>
          <table:table-cell table:style-name="ce15" office:value-type="string" calcext:value-type="string">
            <text:p>1ea</text:p>
          </table:table-cell>
          <table:table-cell table:style-name="ce23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" Universal Catalytic Converter</text:p>
          </table:table-cell>
          <table:table-cell office:value-type="string" calcext:value-type="string">
            <text:p>2" Universal Catalytic Converter</text:p>
          </table:table-cell>
          <table:table-cell office:value-type="string" calcext:value-type="string">
            <text:p><text:span text:style-name="T2"><text:a xlink:href="https://www.amazon.com/ASOPARTS-Universal-Catalytic-Converter-Outlet/dp/B0CMLWHZ7C/" xlink:type="simple">2" Universal Catalytic Converter</text:a></text:span></text:p>
          </table:table-cell>
          <table:table-cell office:value-type="string" calcext:value-type="string">
            <text:p>1ea</text:p>
          </table:table-cell>
          <table:table-cell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igh temp air filter</text:p>
          </table:table-cell>
          <table:table-cell/>
          <table:table-cell/>
          <table:table-cell office:value-type="string" calcext:value-type="string">
            <text:p>1ea</text:p>
          </table:table-cell>
          <table:table-cell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il stand-off</text:p>
          </table:table-cell>
          <table:table-cell/>
          <table:table-cell/>
          <table:table-cell office:value-type="string" calcext:value-type="string">
            <text:p>1ea</text:p>
          </table:table-cell>
          <table:table-cell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ucible/fiberglass sack/bag</text:p>
          </table:table-cell>
          <table:table-cell office:value-type="string" calcext:value-type="string">
            <text:p>Holds, bentonite</text:p>
          </table:table-cell>
          <table:table-cell/>
          <table:table-cell office:value-type="string" calcext:value-type="string">
            <text:p>1ea</text:p>
          </table:table-cell>
          <table:table-cell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lectrical Insulation ¼” bulkhead <text:s/></text:p>
          </table:table-cell>
          <table:table-cell office:value-type="string" calcext:value-type="string">
            <text:p>Induction coil ¼” passthrough bulkhead</text:p>
          </table:table-cell>
          <table:table-cell/>
          <table:table-cell office:value-type="string" calcext:value-type="string">
            <text:p>1ea</text:p>
          </table:table-cell>
          <table:table-cell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ntonite Clay Granules</text:p>
          </table:table-cell>
          <table:table-cell office:value-type="string" calcext:value-type="string">
            <text:p>Unscented Clumping Clay Cat Litter</text:p>
          </table:table-cell>
          <table:table-cell office:value-type="string" calcext:value-type="string">
            <text:p><text:a xlink:href="https://www.amazon.com/Dr-Elseys-Precious-Ultra-Litter/dp/B0009X0QSY/?th=1" xlink:type="simple">Unscented Clumping Clay Cat Litter</text:a></text:p>
          </table:table-cell>
          <table:table-cell office:value-type="string" calcext:value-type="string">
            <text:p>1ea</text:p>
          </table:table-cell>
          <table:table-cell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lack Iron Oxide - Fe3O4</text:p>
          </table:table-cell>
          <table:table-cell office:value-type="string" calcext:value-type="string">
            <text:p>Black Iron Oxide - Fe3O4 - Natural - 5 Pounds</text:p>
          </table:table-cell>
          <table:table-cell office:value-type="string" calcext:value-type="string">
            <text:p><text:a xlink:href="https://www.amazon.com/Black-Iron-Oxide-Natural-Pounds/dp/B004KICAVU" xlink:type="simple">Black Iron Oxide - Fe3O4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19.99" calcext:value-type="currency">
            <text:p>$19.99</text:p>
          </table:table-cell>
          <table:table-cell/>
        </table:table-row>
        <table:table-row table:style-name="ro1">
          <table:table-cell office:value="18" office:value-type="float"/>
          <table:table-cell office:value-type="string">
            <text:p>Camera Pole Mount Bracket</text:p>
          </table:table-cell>
          <table:table-cell office:value-type="string">
            <text:p>Sumnacon Camera Pole Mount Bracket, 2 Pcs Stainless Steel Pole Mount</text:p>
          </table:table-cell>
          <table:table-cell office:value-type="string">
            <text:p>https://www.amazon.com/Sumnacon-Stainless-Brackets-Universal-Security/dp/B0DPJ1XPV8/</text:p>
          </table:table-cell>
          <table:table-cell office:value-type="string">
            <text:p>1ea</text:p>
          </table:table-cell>
          <table:table-cell/>
          <table:table-cell/>
        </table:table-row>
        <table:table-row table:style-name="ro1">
          <table:table-cell office:value="19" office:value-type="float"/>
          <table:table-cell office:value-type="string">
            <text:p>Fuel Cell Bulkhead Adapter Fittings SUM-220682B</text:p>
          </table:table-cell>
          <table:table-cell office:value-type="string">
            <text:p>Fitting, Fuel Cell, Male Bulkhead, -6 AN, Aluminum, Black Anodized, Each</text:p>
          </table:table-cell>
          <table:table-cell office:value-type="string">
            <text:p>https://www.summitracing.com/parts/sum-220682b</text:p>
          </table:table-cell>
          <table:table-cell office:value-type="string">
            <text:p>1ea</text:p>
          </table:table-cell>
          <table:table-cell office:value="11.99" office:value-type="float"/>
          <table:table-cell/>
        </table:table-row>
        <table:table-row>
          <table:table-cell office:value="20" office:value-type="float"/>
          <table:table-cell office:value-type="string">
            <text:p>Chemical-Resistant Slippery PTFE Tube</text:p>
          </table:table-cell>
          <table:table-cell office:value-type="string">
            <text:p>3/8" OD x 1/4" ID</text:p>
          </table:table-cell>
          <table:table-cell office:value-type="string">
            <text:p>https://www.mcmaster.com/8547K11/</text:p>
          </table:table-cell>
          <table:table-cell office:value-type="string">
            <text:p>1ea</text:p>
          </table:table-cell>
          <table:table-cell office:value="6.83" office:value-type="float"/>
          <table:table-cell/>
        </table:table-row>
        <table:table-row>
          <table:table-cell office:value="21" office:value-type="float"/>
          <table:table-cell office:value-type="string">
            <text:p>McMaster-Carr Part 2227K62</text:p>
          </table:table-cell>
          <table:table-cell office:value-type="string">
            <text:p/>
          </table:table-cell>
          <table:table-cell office:value-type="string">
            <text:p>https://www.mcmaster.com/2227K62/</text:p>
          </table:table-cell>
          <table:table-cell office:value-type="string">
            <text:p>1ea</text:p>
          </table:table-cell>
          <table:table-cell/>
          <table:table-cell/>
        </table:table-row>
        <table:table-row>
          <table:table-cell office:value="22" office:value-type="float"/>
          <table:table-cell office:value-type="string">
            <text:p>PTFE Plastic Washer</text:p>
          </table:table-cell>
          <table:table-cell office:value-type="string">
            <text:p>for Number 12 Screw Size, 0.250" ID, 0.562" OD</text:p>
          </table:table-cell>
          <table:table-cell office:value-type="string">
            <text:p>https://www.mcmaster.com/95630A898/</text:p>
          </table:table-cell>
          <table:table-cell office:value-type="string">
            <text:p>1ea</text:p>
          </table:table-cell>
          <table:table-cell office:value="8.86" office:value-type="float"/>
          <table:table-cell/>
        </table:table-row>
        <table:table-row>
          <table:table-cell office:value="23" office:value-type="float"/>
          <table:table-cell office:value-type="string">
            <text:p>MEAN WELL RSP-2400</text:p>
          </table:table-cell>
          <table:table-cell office:value-type="string">
            <text:p>RSP-2400-MEAN WELL Switching Power Supply Manufacturer</text:p>
          </table:table-cell>
          <table:table-cell office:value-type="string">
            <text:p>https://www.meanwell.com/webapp/product/search.aspx?prod=RSP-2400</text:p>
          </table:table-cell>
          <table:table-cell office:value-type="string">
            <text:p>1ea</text:p>
          </table:table-cell>
          <table:table-cell/>
          <table:table-cell/>
        </table:table-row>
        <table:table-row>
          <table:table-cell office:value="30" office:value-type="float"/>
          <table:table-cell office:value-type="string">
            <text:p>304 SS Threaded Pipe Fitting</text:p>
          </table:table-cell>
          <table:table-cell office:value-type="string">
            <text:p>304 SS Threaded Pipe Fitting, Tee Connector, 1 NPT Female</text:p>
          </table:table-cell>
          <table:table-cell office:value-type="string">
            <text:p>https://www.mcmaster.com/4464K53/</text:p>
          </table:table-cell>
          <table:table-cell office:value-type="string">
            <text:p>1ea</text:p>
          </table:table-cell>
          <table:table-cell office:value-type="float" office:value="15.46"/>
          <table:table-cell office:value-type="string">
            <text:p/>
          </table:table-cell>
        </table:table-row>
        <table:table-row>
          <table:table-cell office:value="31" office:value-type="float"/>
          <table:table-cell office:value-type="string">
            <text:p>MEAN WELL RSP-2400-48 AC to DC Power ...</text:p>
          </table:table-cell>
          <table:table-cell office:value-type="string">
            <text:p>MEAN WELL RSP-2400-48 AC to DC Power Supply</text:p>
          </table:table-cell>
          <table:table-cell office:value-type="string">
            <text:p>Amazon: MEAN WELL RSP-2400-48</text:p>
          </table:table-cell>
          <table:table-cell office:value-type="string">
            <text:p>1ea</text:p>
          </table:table-cell>
          <table:table-cell office:value-type="float" office:value="361.64"/>
          <table:table-cell office:value-type="string">
            <text:p/>
          </table:table-cell>
        </table:table-row>
        <table:table-row>
          <table:table-cell office:value="32" office:value-type="float"/>
          <table:table-cell office:value-type="string">
            <text:p>Beduan 1" Female Bulkhead Water Tank ...</text:p>
          </table:table-cell>
          <table:table-cell office:value-type="string">
            <text:p>Beduan 1" Female Bulkhead Water Tank Connector</text:p>
          </table:table-cell>
          <table:table-cell office:value-type="string">
            <text:p>Amazon: Beduan 1" Female Bulkhead</text:p>
          </table:table-cell>
          <table:table-cell office:value-type="string">
            <text:p>1ea</text:p>
          </table:table-cell>
          <table:table-cell office:value-type="float" office:value="12.99"/>
          <table:table-cell office:value-type="string">
            <text:p/>
          </table:table-cell>
        </table:table-row>
        <table:table-row>
          <table:table-cell office:value="33" office:value-type="float"/>
          <table:table-cell office:value-type="string">
            <text:p>1" Male Hex Nipple Pipe Fittings</text:p>
          </table:table-cell>
          <table:table-cell office:value-type="string">
            <text:p>1" Male Hex Nipple Pipe Fittings</text:p>
          </table:table-cell>
          <table:table-cell office:value-type="string">
            <text:p>Amazon: 1" Male Hex Nipple</text:p>
          </table:table-cell>
          <table:table-cell office:value-type="string">
            <text:p>1ea</text:p>
          </table:table-cell>
          <table:table-cell office:value-type="float" office:value="9.99"/>
          <table:table-cell office:value-type="string">
            <text:p/>
          </table:table-cell>
        </table:table-row>
        <table:table-row>
          <table:table-cell office:value="34" office:value-type="float"/>
          <table:table-cell office:value-type="string">
            <text:p>GOORY Copper Tubing 1/4" OD x 0.187" ...</text:p>
          </table:table-cell>
          <table:table-cell office:value-type="string">
            <text:p>GOORY Copper Tubing 1/4" OD x 0.187" ID x 50Ft</text:p>
          </table:table-cell>
          <table:table-cell office:value-type="string">
            <text:p>Amazon: GOORY Copper Tubing</text:p>
          </table:table-cell>
          <table:table-cell office:value-type="string">
            <text:p>1ea</text:p>
          </table:table-cell>
          <table:table-cell office:value-type="float" office:value="63.99"/>
          <table:table-cell office:value-type="string">
            <text:p/>
          </table:table-cell>
        </table:table-row>
        <table:table-row>
          <table:table-cell office:value="35" office:value-type="float"/>
          <table:table-cell office:value-type="string">
            <text:p>1800W 12V-48V ZVS Low Voltage DC Indu...</text:p>
          </table:table-cell>
          <table:table-cell office:value-type="string">
            <text:p>1800W 12V-48V ZVS Low Voltage DC Induction Heater</text:p>
          </table:table-cell>
          <table:table-cell office:value-type="string">
            <text:p>Amazon: 1800W Induction Heater</text:p>
          </table:table-cell>
          <table:table-cell office:value-type="string">
            <text:p>1ea</text:p>
          </table:table-cell>
          <table:table-cell office:value-type="float" office:value="66.99"/>
          <table:table-cell office:value-type="string">
            <text:p/>
          </table:table-cell>
        </table:table-row>
        <table:table-row>
          <table:table-cell office:value="36" office:value-type="float"/>
          <table:table-cell office:value-type="string">
            <text:p>Kidde Carbon Monoxide Detector</text:p>
          </table:table-cell>
          <table:table-cell office:value-type="string">
            <text:p>Kidde Carbon Monoxide Detector, Battery Powered</text:p>
          </table:table-cell>
          <table:table-cell office:value-type="string">
            <text:p>Amazon: Kidde Carbon Monoxide Detector</text:p>
          </table:table-cell>
          <table:table-cell office:value-type="string">
            <text:p>1ea</text:p>
          </table:table-cell>
          <table:table-cell office:value-type="float" office:value="23.97"/>
          <table:table-cell office:value-type="string">
            <text:p/>
          </table:table-cell>
        </table:table-row>
        <table:table-row>
          <table:table-cell office:value="37" office:value-type="float"/>
          <table:table-cell office:value-type="string">
            <text:p>U.S. Solid 1" Solenoid Valve - Stainl...</text:p>
          </table:table-cell>
          <table:table-cell office:value-type="string">
            <text:p>U.S. Solid 1" Solenoid Valve - Stainless Steel</text:p>
          </table:table-cell>
          <table:table-cell office:value-type="string">
            <text:p>Amazon: U.S. Solid 1" Solenoid Valve</text:p>
          </table:table-cell>
          <table:table-cell office:value-type="string">
            <text:p>1ea</text:p>
          </table:table-cell>
          <table:table-cell office:value-type="float" office:value="72.59"/>
          <table:table-cell office:value-type="string">
            <text:p/>
          </table:table-cell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15:14:18.03561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6T14:51:43.362594900</meta:creation-date>
    <dc:date>2026-03-20T20:00:44.726852</dc:date>
    <meta:editing-duration>PT4H39M51S</meta:editing-duration>
    <meta:editing-cycles>13</meta:editing-cycles>
    <meta:generator>http://pypi.python.org/pypi/ezodf/0.1.0$Python3.12.13 (main, Mar  6 2026, 16:37:31) [GCC 13.3.0]</meta:generator>
    <meta:document-statistic meta:table-count="1" meta:cell-count="116" meta:object-count="0"/>
  </office:meta>
</office:document-meta>
</file>